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3cm" table:align="left"/>
    </style:style>
    <style:style style:name="Tabelle1.A" style:family="table-column">
      <style:table-column-properties style:column-width="1.693cm"/>
    </style:style>
    <style:style style:name="Tabelle1.B" style:family="table-column">
      <style:table-column-properties style:column-width="0.743cm"/>
    </style:style>
    <style:style style:name="Tabelle1.C" style:family="table-column">
      <style:table-column-properties style:column-width="11.379cm"/>
    </style:style>
    <style:style style:name="Tabelle1.D" style:family="table-column">
      <style:table-column-properties style:column-width="3.179cm"/>
    </style:style>
    <style:style style:name="Tabelle1.A1" style:family="table-cell" style:data-style-name="N37">
      <style:table-cell-properties fo:padding="0cm" fo:border="none"/>
    </style:style>
    <style:style style:name="Tabelle1.B1" style:family="table-cell">
      <style:table-cell-properties fo:padding="0cm" fo:border="none"/>
    </style:style>
    <style:style style:name="Textanalyse" style:family="table">
      <style:table-properties style:width="25.7cm" fo:break-before="auto" fo:break-after="auto" table:align="margins"/>
    </style:style>
    <style:style style:name="Textanalyse.A" style:family="table-column">
      <style:table-column-properties style:column-width="2.3cm" style:rel-column-width="5865*"/>
    </style:style>
    <style:style style:name="Textanalyse.B" style:family="table-column">
      <style:table-column-properties style:column-width="12.192cm" style:rel-column-width="31089*"/>
    </style:style>
    <style:style style:name="Textanalyse.C" style:family="table-column">
      <style:table-column-properties style:column-width="11.208cm" style:rel-column-width="28581*"/>
    </style:style>
    <style:style style:name="Textanalyse.A1" style:family="table-cell">
      <style:table-cell-properties fo:padding="0cm" fo:border="none"/>
    </style:style>
    <style:style style:name="Textanalyse.A2" style:family="table-cell" style:data-style-name="N0">
      <style:table-cell-properties fo:padding="0cm" fo:border="none"/>
    </style:style>
    <style:style style:name="Anforderungen" style:family="table">
      <style:table-properties style:width="25.7cm" table:align="margins"/>
    </style:style>
    <style:style style:name="Anforderungen.A" style:family="table-column">
      <style:table-column-properties style:column-width="2.168cm" style:rel-column-width="5527*"/>
    </style:style>
    <style:style style:name="Anforderungen.B" style:family="table-column">
      <style:table-column-properties style:column-width="3.595cm" style:rel-column-width="9166*"/>
    </style:style>
    <style:style style:name="Anforderungen.C" style:family="table-column">
      <style:table-column-properties style:column-width="19.937cm" style:rel-column-width="50842*"/>
    </style:style>
    <style:style style:name="Anforderungen.A1" style:family="table-cell">
      <style:table-cell-properties fo:padding="0cm" fo:border="none"/>
    </style:style>
    <style:style style:name="Anforderungen.A2" style:family="table-cell" style:data-style-name="N0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  <style:text-properties fo:color="#ff0000" fo:font-size="24pt" style:font-size-asian="21pt" style:font-size-complex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7"/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ing_20_1" style:master-page-name="Landscape">
      <style:paragraph-properties style:page-number="1"/>
    </style:style>
    <style:style style:name="P11" style:family="paragraph" style:parent-style-name="Table_20_Contents" style:list-style-name="L2"/>
    <style:style style:name="P12" style:family="paragraph" style:parent-style-name="Table_20_Contents" style:list-style-name="L3"/>
    <style:style style:name="P13" style:family="paragraph" style:parent-style-name="Table_20_Contents" style:list-style-name="L4"/>
    <style:style style:name="P14" style:family="paragraph" style:parent-style-name="Table_20_Contents" style:list-style-name="L5"/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kumentation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Zeitplan<text:tab/>2</text:p>
          <text:p text:style-name="P2">Planungsphase<text:tab/>1</text:p>
          <text:p text:style-name="P3">Textanalyse Projektbeschreibung („projekt.pdf“)<text:tab/>1</text:p>
          <text:p text:style-name="P3">Anforderungsanalyse<text:tab/>3</text:p>
          <text:p text:style-name="P3">Datenbankentwurf<text:tab/>4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NOTE: WORK IN PROGESS</text:p>
      <text:h text:style-name="P9" text:outline-level="1">Zeitplan</text:h>
      <text:p text:style-name="Text_20_body">Geht natürlich alles nahtlos ineinander über... :-D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date" office:date-value="2011-06-24">
            <text:p text:style-name="Table_20_Contents">24.06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5">
            <text:p text:style-name="Table_20_Contents">25.06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Planungsphas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6">
            <text:p text:style-name="Table_20_Contents">26.06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7">
            <text:p text:style-name="Table_20_Contents">27.06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8">
            <text:p text:style-name="Table_20_Contents">28.06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9">
            <text:p text:style-name="Table_20_Contents">29.06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30">
            <text:p text:style-name="Table_20_Contents">30.06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1">
            <text:p text:style-name="Table_20_Contents">01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2">
            <text:p text:style-name="Table_20_Contents">02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Implementierungsphase</text:p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3">
            <text:p text:style-name="Table_20_Contents">03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4">
            <text:p text:style-name="Table_20_Contents">04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5">
            <text:p text:style-name="Table_20_Contents">05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6">
            <text:p text:style-name="Table_20_Contents">06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7">
            <text:p text:style-name="Table_20_Contents">07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8">
            <text:p text:style-name="Table_20_Contents">08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9">
            <text:p text:style-name="Table_20_Contents">09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Tests / Fixes / Dokumentation</text:p>
          </table:table-cell>
          <table:table-cell table:style-name="Tabelle1.B1" office:value-type="string">
            <text:p text:style-name="Table_20_Contents">Malte@vlun</text:p>
          </table:table-cell>
        </table:table-row>
        <table:table-row>
          <table:table-cell table:style-name="Tabelle1.A1" office:value-type="date" office:date-value="2011-07-10">
            <text:p text:style-name="Table_20_Contents">10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1">
            <text:p text:style-name="Table_20_Contents">11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2">
            <text:p text:style-name="Table_20_Contents">12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3">
            <text:p text:style-name="Table_20_Contents">13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4">
            <text:p text:style-name="Table_20_Contents">14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5">
            <text:p text:style-name="Table_20_Contents">15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6">
            <text:p text:style-name="Table_20_Contents">16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7">
            <text:p text:style-name="Table_20_Contents">17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>Abgab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B1" office:value-type="string">
            <text:p text:style-name="Table_20_Contents">xx.07.11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Präsentation</text:p>
          </table:table-cell>
          <table:table-cell table:style-name="Tabelle1.B1" office:value-type="string">
            <text:p text:style-name="Table_20_Contents"/>
          </table:table-cell>
        </table:table-row>
      </table:table>
      <text:p text:style-name="Text_20_body"/>
      <text:list xml:id="list1707482526" text:style-name="L1">
        <text:list-item>
          <text:p text:style-name="P6">Planungsphase:</text:p>
          <text:list>
            <text:list-item>
              <text:p text:style-name="P6">Anforderungsanalyse</text:p>
            </text:list-item>
            <text:list-item>
              <text:p text:style-name="P6">DB-Entwurf</text:p>
            </text:list-item>
            <text:list-item>
              <text:p text:style-name="P6">Softwaredesign</text:p>
            </text:list-item>
          </text:list>
        </text:list-item>
        <text:list-item>
          <text:p text:style-name="P6">Implementierungsphase</text:p>
          <text:list>
            <text:list-item>
              <text:p text:style-name="P6">Coding<text:tab/></text:p>
            </text:list-item>
          </text:list>
        </text:list-item>
        <text:list-item>
          <text:p text:style-name="P6">Tests / Fixes / Doku</text:p>
        </text:list-item>
        <text:list-item>
          <text:p text:style-name="P6">Abgabe</text:p>
          <text:list>
            <text:list-item>
              <text:p text:style-name="P6">Vorher Termin zur Präsentation festlegen</text:p>
            </text:list-item>
          </text:list>
        </text:list-item>
      </text:list>
      <text:h text:style-name="P10" text:outline-level="1">Planungsphase</text:h>
      <text:h text:style-name="Heading_20_2" text:outline-level="2">Textanalyse Projektbeschreibung („projekt.pdf“)</text:h>
      <table:table table:name="Textanalyse" table:style-name="Textanalyse">
        <table:table-column table:style-name="Textanalyse.A"/>
        <table:table-column table:style-name="Textanalyse.B"/>
        <table:table-column table:style-name="Textanalyse.C"/>
        <table:table-header-rows>
          <table:table-row>
            <table:table-cell table:style-name="Textanalyse.A1" office:value-type="string">
              <text:p text:style-name="P5">Nr.</text:p>
            </table:table-cell>
            <table:table-cell table:style-name="Textanalyse.A1" office:value-type="string">
              <text:p text:style-name="Table_20_Heading">Zitat</text:p>
            </table:table-cell>
            <table:table-cell table:style-name="Textanalyse.A1" office:value-type="string">
              <text:p text:style-name="Table_20_Heading">Notizen</text:p>
            </table:table-cell>
          </table:table-row>
        </table:table-header-rows>
        <table:table-row>
          <table:table-cell table:style-name="Textanalyse.A2" office:value-type="float" office:value="0">
            <text:p text:style-name="P4">0</text:p>
          </table:table-cell>
          <table:table-cell table:style-name="Textanalyse.A1" office:value-type="string">
            <text:p text:style-name="Table_20_Contents">Die Datenbank soll Kunden, Filme sowie Verleihvorgänge speichern könn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">
            <text:p text:style-name="P4">1</text:p>
          </table:table-cell>
          <table:table-cell table:style-name="Textanalyse.A1" office:value-type="string">
            <text:p text:style-name="Table_20_Contents">Die Informationen zum Kunden müssen aus der bereitgestellten Datei erschlossen werden.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2">
            <text:p text:style-name="P4">2</text:p>
          </table:table-cell>
          <table:table-cell table:style-name="Textanalyse.A1" office:value-type="string">
            <text:p text:style-name="Table_20_Contents">Ein Film soll Informationen über Titel, Beschreibung, Schauspieler, Regisseur, Drehorte, Erscheinungsdatum(USA) und Preiskategorie enthalt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3">
            <text:p text:style-name="P4">3</text:p>
          </table:table-cell>
          <table:table-cell table:style-name="Textanalyse.A1" office:value-type="string">
            <text:p text:style-name="Table_20_Contents">Es können mehrere Filme gleichzeitig ausgeliehen werden.</text:p>
          </table:table-cell>
          <table:table-cell table:style-name="Textanalyse.A1" office:value-type="string">
            <text:p text:style-name="Table_20_Contents">→ DB (Kardinalität)</text:p>
          </table:table-cell>
        </table:table-row>
        <table:table-row>
          <table:table-cell table:style-name="Textanalyse.A2" office:value-type="float" office:value="4">
            <text:p text:style-name="P4">4</text:p>
          </table:table-cell>
          <table:table-cell table:style-name="Textanalyse.A1" office:value-type="string">
            <text:p text:style-name="Table_20_Contents">Ein Filmexemplar kann zu einem Zeitpunkt nur an einen Ausleiher ausgeliehen sein.</text:p>
          </table:table-cell>
          <table:table-cell table:style-name="Textanalyse.A1" office:value-type="string">
            <text:p text:style-name="Table_20_Contents">→ DB. „Filmexemplar“ ?= „Kopie“/„Medium“?</text:p>
          </table:table-cell>
        </table:table-row>
        <table:table-row>
          <table:table-cell table:style-name="Textanalyse.A2" office:value-type="float" office:value="5">
            <text:p text:style-name="P4">5</text:p>
          </table:table-cell>
          <table:table-cell table:style-name="Textanalyse.A1" office:value-type="string">
            <text:p text:style-name="Table_20_Contents">Für den Verleih gibt es drei verschiedene Preismodelle: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6">
            <text:p text:style-name="P4">6</text:p>
          </table:table-cell>
          <table:table-cell table:style-name="Textanalyse.A1" office:value-type="string">
            <text:p text:style-name="Table_20_Contents">Modell Starter – Preiskategorie A: 1,29€ pro Kalendertag, <text:s text:c="11"/>Preiskategorie B: 0,79€ pro Kalendertag. </text:p>
          </table:table-cell>
          <table:table-cell table:style-name="Textanalyse.A1" office:value-type="string">
            <text:p text:style-name="Table_20_Contents">Sollen diese Infos in die DB? Die Kosten pro Preiskategorie pro Modell evnt., aber die Logik auch? „Pro Kalendertag“/“Pro Stunde“ (also Berechnung der Rechnung) lieber in Java gießen?</text:p>
          </table:table-cell>
        </table:table-row>
        <table:table-row>
          <table:table-cell table:style-name="Textanalyse.A2" office:value-type="float" office:value="7">
            <text:p text:style-name="P4">7</text:p>
          </table:table-cell>
          <table:table-cell table:style-name="Textanalyse.A1" office:value-type="string">
            <text:p text:style-name="Table_20_Contents">Modell Speedy – Preiskategorie A: 0,19€ pro Stunde, </text:p>
            <text:p text:style-name="Table_20_Contents"><text:s text:c="16"/>Preiskategorie B: 0,15€ pro Stunde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8">
            <text:p text:style-name="P4">8</text:p>
          </table:table-cell>
          <table:table-cell table:style-name="Textanalyse.A1" office:value-type="string">
            <text:p text:style-name="Table_20_Contents">Modell Flat – Grundgebühr von 10,00€ pro Monat, </text:p>
            <text:p text:style-name="Table_20_Contents"><text:s text:c="5"/>zusätzlich für jeden Film der Preiskategorie A: 0,19€ pro Tag, </text:p>
            <text:p text:style-name="Table_20_Contents"><text:s text:c="23"/>der erste Film der Preiskategorie B pro Tag ist gratis, </text:p>
            <text:p text:style-name="Table_20_Contents"><text:s text:c="25"/>jeder weitere kostet 0,19€ pro Kalendertag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9">
            <text:p text:style-name="P4">9</text:p>
          </table:table-cell>
          <table:table-cell table:style-name="Textanalyse.A1" office:value-type="string">
            <text:p text:style-name="Table_20_Contents">Für jeden Verleihvorgang soll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0">
            <text:p text:style-name="P4">10</text:p>
          </table:table-cell>
          <table:table-cell table:style-name="Textanalyse.A1" office:value-type="string">
            <text:p text:style-name="Table_20_Contents">Für jedes Kalenderjahr soll pro Kunde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1">
            <text:p text:style-name="P4">11</text:p>
          </table:table-cell>
          <table:table-cell table:style-name="Textanalyse.A1" office:value-type="string">
            <text:p text:style-name="Table_20_Contents">Legen Sie eine Datenbank mit dem Namen „movies“ a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2">
            <text:p text:style-name="P4">12</text:p>
          </table:table-cell>
          <table:table-cell table:style-name="Textanalyse.A1" office:value-type="string">
            <text:p text:style-name="Table_20_Contents">Importieren Sie die notwendigen Daten aus IMDB. Berücksichtigen Sie dabei nur Filme der Jahre 2010 und 2011. 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3">
            <text:p text:style-name="P4">13</text:p>
          </table:table-cell>
          <table:table-cell table:style-name="Textanalyse.A1" office:value-type="string">
            <text:p text:style-name="Table_20_Contents">Query a: Wie viele Kunden haben sich für welches Preismodell </text:p>
            <text:p text:style-name="Table_20_Contents"><text:soft-page-break/>entschieden? </text:p>
          </table:table-cell>
          <table:table-cell table:style-name="Textanalyse.A1" office:value-type="string">
            <text:p text:style-name="Table_20_Contents">→ easy select</text:p>
          </table:table-cell>
        </table:table-row>
        <table:table-row>
          <table:table-cell table:style-name="Textanalyse.A2" office:value-type="float" office:value="14">
            <text:p text:style-name="P4">14</text:p>
          </table:table-cell>
          <table:table-cell table:style-name="Textanalyse.A1" office:value-type="string">
            <text:p text:style-name="Table_20_Contents">Query b: Die Rechnungssummen für alle Kunden für den Monat Januar.</text:p>
          </table:table-cell>
          <table:table-cell table:style-name="Textanalyse.A1" office:value-type="string">
            <text:p text:style-name="Table_20_Contents">→ complex select. Das beantwortet die Frage von oben, wir müssen die Rechnungslogik/Preismodelllogik komplett in SELECT statements gießen können und alle nötigen Infos in der DB stehen haben (Kosten &amp;/ Tag usw.). ← SCHWIERIG</text:p>
            <text:p text:style-name="Table_20_Contents">→ In der rentals.list sind die Tarifmodelle drin. Ein Kunde kann mehrere Modelle nutzen. OO!!</text:p>
          </table:table-cell>
        </table:table-row>
        <table:table-row>
          <table:table-cell table:style-name="Textanalyse.A2" office:value-type="float" office:value="15">
            <text:p text:style-name="P4">15</text:p>
          </table:table-cell>
          <table:table-cell table:style-name="Textanalyse.A1" office:value-type="string">
            <text:p text:style-name="Table_20_Contents">Query c: Sollte man bestimmte Monate für eine Premiere wählen, um für einen Oscar in den Kategorien Bester Film/Regisseur/ </text:p>
            <text:p text:style-name="Table_20_Contents">Hauptdarsteller oder Hauptdarstellerin nominiert zu werden? </text:p>
            <text:p text:style-name="Table_20_Contents">Hinweis: die nominierten Filme können z. B. in der Wikipedia </text:p>
            <text:p text:style-name="Table_20_Contents">nachgeschlagen und direkt in der Query verwendet werden. Alternativ </text:p>
            <text:p text:style-name="Table_20_Contents">kann natürlich auch das Relationale Modell erweitert werden. </text:p>
          </table:table-cell>
          <table:table-cell table:style-name="Textanalyse.A1" office:value-type="string">
            <text:p text:style-name="Table_20_Contents">oO. → Weitere Info zum Film: Oscar-Nomierungen? Am einfachsten wäre es, eine statische Liste von nomierten Filmen der letzten zwei Jahre in Java zu haben und die dann in das SQL-statement zu packen. Außerdem müssen wir also den Monat der Premiere mit speichern? Woher diese Information nehmen?</text:p>
          </table:table-cell>
        </table:table-row>
        <table:table-row>
          <table:table-cell table:style-name="Textanalyse.A2" office:value-type="float" office:value="16">
            <text:p text:style-name="P4">16</text:p>
          </table:table-cell>
          <table:table-cell table:style-name="Textanalyse.A1" office:value-type="string">
            <text:p text:style-name="Table_20_Contents">Query d: Ermitteln sie eine Rangliste alle Kunden, sortiert nach dem </text:p>
            <text:p text:style-name="Table_20_Contents">Anteil der geliehenen Filme, die (auch) außerhalb der USA gedreht wurden. </text:p>
          </table:table-cell>
          <table:table-cell table:style-name="Textanalyse.A1" office:value-type="string">
            <text:p text:style-name="Table_20_Contents">Komischer Satz. → easy select</text:p>
          </table:table-cell>
        </table:table-row>
        <table:table-row>
          <table:table-cell table:style-name="Textanalyse.A2" office:value-type="float" office:value="17">
            <text:p text:style-name="P4">17</text:p>
          </table:table-cell>
          <table:table-cell table:style-name="Textanalyse.A1" office:value-type="string">
            <text:p text:style-name="Table_20_Contents">Query e (mit Java): Bestimmen Sie alle Kunden mit Preismodell Flat, welche basierend auf ihren bisherigen Ausleihvorgängen im Modell </text:p>
            <text:p text:style-name="Table_20_Contents">Starter billiger weggekommen wären. </text:p>
          </table:table-cell>
          <table:table-cell table:style-name="Textanalyse.A1" office:value-type="string">
            <text:p text:style-name="Table_20_Contents">Jo.</text:p>
          </table:table-cell>
        </table:table-row>
        <table:table-row>
          <table:table-cell table:style-name="Textanalyse.A2" office:value-type="float" office:value="18">
            <text:p text:style-name="P4">18</text:p>
          </table:table-cell>
          <table:table-cell table:style-name="Textanalyse.A1" office:value-type="string">
            <text:p text:style-name="Table_20_Contents">Query f (mit Java): <text:s/>Sei jeder Schauspieler mit allen anderen Schauspielern verbunden, mit denen er in einem Film (in 2010/2011) zusammengearbeitet hat. Des Weiteren seien zwei Schauspieler A und B miteinander verbunden, wenn ein Schauspieler C existiert, der sowohl mit A als auch mit B verbunden ist. Schreiben Sie ein Java-Programm, das die kürzeste Verbindung zwischen zwei </text:p>
            <text:p text:style-name="Table_20_Contents">Schauspielern ermittelt. Ermitteln Sie nun die kürzeste Verbindung zwischen folgenden Paaren: </text:p>
            <text:p text:style-name="Table_20_Contents">i. Johnny Depp und Timothy Dalton </text:p>
            <text:p text:style-name="Table_20_Contents">ii. Johnny Depp und August Diehl </text:p>
            <text:p text:style-name="Table_20_Contents">iii. Bill Murray und Sylvester Stallone </text:p>
            <text:p text:style-name="Table_20_Contents">iv. Edward Norton und Don Cheadle </text:p>
          </table:table-cell>
          <table:table-cell table:style-name="Textanalyse.A1" office:value-type="string">
            <text:p text:style-name="Table_20_Contents">Jo. → kleiner Algorithmus</text:p>
          </table:table-cell>
        </table:table-row>
        <table:table-row>
          <table:table-cell table:style-name="Textanalyse.A2" office:value-type="float" office:value="19">
            <text:p text:style-name="P4">19</text:p>
          </table:table-cell>
          <table:table-cell table:style-name="Textanalyse.A1" office:value-type="string">
            <text:p text:style-name="Table_20_Contents">Dokumentieren Sie im Verlauf des Projektes alle wichtigen Designentscheidungen und den Quellcode, so dass Sie bei der <text:soft-page-break/>abschließenden Präsentation nachvollziehen können wie der </text:p>
            <text:p text:style-name="Table_20_Contents">Code funktioniert, was an dieser Stelle geschieht und welche Entscheidungen hier eventuell getroffen wurden. Benutzen Sie hierfür für den Java-Code JavaDoc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20">
            <text:p text:style-name="P4">20</text:p>
          </table:table-cell>
          <table:table-cell table:style-name="Textanalyse.A1" office:value-type="string">
            <text:p text:style-name="Table_20_Contents">Das Einreichen des kompletten Sourcecodes inklusive Javaklassen, SQL-Skripten, Dokumentation, Schemata und sonstigen Dateien muss bis zum 17.07.2011 um 23.59 Uhr lokaler Zeit per E-Mail an Eure Gruppenleiter erfolgt sein. </text:p>
          </table:table-cell>
          <table:table-cell table:style-name="Textanalyse.A1" office:value-type="string">
            <text:p text:style-name="Table_20_Contents">DEADLINE, auch Präsentationstag vereinbaren.</text:p>
          </table:table-cell>
        </table:table-row>
      </table:table>
      <text:h text:style-name="Heading_20_2" text:outline-level="2">Anforderungsanalyse</text:h>
      <table:table table:name="Anforderungen" table:style-name="Anforderungen">
        <table:table-column table:style-name="Anforderungen.A"/>
        <table:table-column table:style-name="Anforderungen.B"/>
        <table:table-column table:style-name="Anforderungen.C"/>
        <table:table-header-rows>
          <table:table-row>
            <table:table-cell table:style-name="Anforderungen.A1" office:value-type="string">
              <text:p text:style-name="P5">Req-Id</text:p>
            </table:table-cell>
            <table:table-cell table:style-name="Anforderungen.A1" office:value-type="string">
              <text:p text:style-name="Table_20_Heading">zugeh. Nrn.</text:p>
            </table:table-cell>
            <table:table-cell table:style-name="Anforderungen.A1" office:value-type="string">
              <text:p text:style-name="Table_20_Heading">Wat shall we do</text:p>
            </table:table-cell>
          </table:table-row>
        </table:table-header-rows>
        <table:table-row>
          <table:table-cell table:style-name="Anforderungen.A2" office:value-type="float" office:value="10">
            <text:p text:style-name="P4">10</text:p>
          </table:table-cell>
          <table:table-cell table:style-name="Anforderungen.A1" office:value-type="string">
            <text:p text:style-name="Table_20_Contents">0,2,3,4,6,7,8,11</text:p>
          </table:table-cell>
          <table:table-cell table:style-name="Anforderungen.A1" office:value-type="string">
            <text:p text:style-name="Table_20_Contents">Wir brauchen ein Datenbankschema. Das soll einiges beinhalten, u.a.</text:p>
            <text:list xml:id="list1958452005" text:style-name="L2">
              <text:list-item>
                <text:p text:style-name="P11">Name der DB: db_movies</text:p>
              </text:list-item>
              <text:list-item>
                <text:p text:style-name="P11">Filme mit Titel, Beschreibung, Schauspielern, Drehorten, Regisseuren, Erscheinungsjahr (USA)</text:p>
                <text:list>
                  <text:list-item>
                    <text:p text:style-name="P11">Premierenmonat (für Query c)?</text:p>
                  </text:list-item>
                  <text:list-item>
                    <text:p text:style-name="P11">Zu den Drehorten: Name und Country für Query d</text:p>
                  </text:list-item>
                  <text:list-item>
                    <text:p text:style-name="P11">Schauspieler: nur Name</text:p>
                  </text:list-item>
                  <text:list-item>
                    <text:p text:style-name="P11">Regisseure: nur Name</text:p>
                  </text:list-item>
                  <text:list-item>
                    <text:p text:style-name="P11">Preiskategorie</text:p>
                  </text:list-item>
                </text:list>
              </text:list-item>
              <text:list-item>
                <text:p text:style-name="P11">zum Kunden zumindest:</text:p>
                <text:list>
                  <text:list-item>
                    <text:p text:style-name="P11">Tarifmodell</text:p>
                  </text:list-item>
                  <text:list-item>
                    <text:p text:style-name="P11">Name</text:p>
                  </text:list-item>
                  <text:list-item>
                    <text:p text:style-name="P11">Ausleihvorgänge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11">
            <text:p text:style-name="P4">11</text:p>
          </table:table-cell>
          <table:table-cell table:style-name="Anforderungen.A2" office:value-type="float" office:value="1">
            <text:p text:style-name="Table_20_Contents">1</text:p>
          </table:table-cell>
          <table:table-cell table:style-name="Anforderungen.A1" office:value-type="string">
            <text:p text:style-name="Table_20_Contents">Die Tabelle Customer enthält</text:p>
            <text:list xml:id="list983901710" text:style-name="L3">
              <text:list-item>
                <text:p text:style-name="P12">ID (vorgegeben)</text:p>
              </text:list-item>
              <text:list-item>
                <text:p text:style-name="P12">Name</text:p>
              </text:list-item>
              <text:list-item>
                <text:p text:style-name="P12">Vorname</text:p>
              </text:list-item>
              <text:list-item>
                <text:p text:style-name="P12">Straße, PLZ, Stadt</text:p>
              </text:list-item>
              <text:list-item>
                <text:p text:style-name="P12">Telefon-Nr.</text:p>
              </text:list-item>
            </text:list>
          </table:table-cell>
        </table:table-row>
        <table:table-row>
          <table:table-cell table:style-name="Anforderungen.A2" office:value-type="float" office:value="12">
            <text:p text:style-name="P4">12</text:p>
          </table:table-cell>
          <table:table-cell table:style-name="Anforderungen.A2" office:value-type="float" office:value="1">
            <text:p text:style-name="Table_20_Contents">1</text:p>
          </table:table-cell>
          <table:table-cell table:style-name="Anforderungen.A1" office:value-type="string">
            <text:p text:style-name="Table_20_Contents">Parser für die Customer.list</text:p>
          </table:table-cell>
        </table:table-row>
        <table:table-row>
          <table:table-cell table:style-name="Anforderungen.A2" office:value-type="float" office:value="13">
            <text:p text:style-name="P4">13</text:p>
          </table:table-cell>
          <table:table-cell table:style-name="Anforderungen.A1" office:value-type="string">
            <text:p text:style-name="Table_20_Contents">-</text:p>
          </table:table-cell>
          <table:table-cell table:style-name="Anforderungen.A1" office:value-type="string">
            <text:p text:style-name="Table_20_Contents">Die rentals.list umfasst Kundenummer, Filmtitel, Ausleihdatum, rental type!, und duration!.</text:p>
            <text:p text:style-name="Table_20_Contents">Wir nehmen an, dass 'duration' die Anzahl der Tage meint, auch wenn der Tarif speedy dann nur wenig Sinn hat.</text:p>
          </table:table-cell>
        </table:table-row>
        <text:soft-page-break/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20">
            <text:p text:style-name="P4">20</text:p>
          </table:table-cell>
          <table:table-cell table:style-name="Anforderungen.A1" office:value-type="string">
            <text:p text:style-name="Table_20_Contents">9,10,13-16,17,18</text:p>
          </table:table-cell>
          <table:table-cell table:style-name="Anforderungen.A1" office:value-type="string">
            <text:p text:style-name="Table_20_Contents">Wir brauchen eine Consolen-Applikation, die folgende Dinge kann:</text:p>
            <text:list xml:id="list733985191" text:style-name="L4">
              <text:list-item>
                <text:p text:style-name="P13">Verbindung mit der DB</text:p>
              </text:list-item>
              <text:list-item>
                <text:p text:style-name="P13">Menü-geführte Optionsauswahl? Ermöglicht dem User folgendes</text:p>
                <text:list>
                  <text:list-item>
                    <text:p text:style-name="P13">Rechnung zu Verleihvorgang erstellen</text:p>
                  </text:list-item>
                  <text:list-item>
                    <text:p text:style-name="P13">Rechnung für Kunde pro Kalenderjahr erstellen</text:p>
                  </text:list-item>
                  <text:list-item>
                    <text:p text:style-name="P13">Query a-f ausführen</text:p>
                  </text:list-item>
                  <text:list-item>
                    <text:p text:style-name="P13">ggf. Import der IMDB-Sachen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21">
            <text:p text:style-name="P4">21</text:p>
          </table:table-cell>
          <table:table-cell table:style-name="Anforderungen.A1" office:value-type="string">
            <text:p text:style-name="Table_20_Contents">-</text:p>
          </table:table-cell>
          <table:table-cell table:style-name="Anforderungen.A1" office:value-type="string">
            <text:p text:style-name="Table_20_Contents">Verbindung mit der Datenbank soll automatisch hergestellt werden (mit Default-Parametern) oder aber die Werte vom Benutzer abfragen? (Host, port). Braucht postgres ein user/pw?</text:p>
            <text:p text:style-name="Table_20_Contents">Wenn Datenbank nicht existiert, DB+Schema anlegen!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30">
            <text:p text:style-name="P4">30</text:p>
          </table:table-cell>
          <table:table-cell table:style-name="Anforderungen.A2" office:value-type="float" office:value="12">
            <text:p text:style-name="Table_20_Contents">12</text:p>
          </table:table-cell>
          <table:table-cell table:style-name="Anforderungen.A1" office:value-type="string">
            <text:p text:style-name="Table_20_Contents">Wir brauchen eine Importfunktion für einige Dateien aus der IMDB. Das wird einer der umfangreichsten Punkte in der Implementierung. Genau planen.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40">
            <text:p text:style-name="P4">40</text:p>
          </table:table-cell>
          <table:table-cell table:style-name="Anforderungen.A1" office:value-type="string">
            <text:p text:style-name="Table_20_Contents">19,20</text:p>
          </table:table-cell>
          <table:table-cell table:style-name="Anforderungen.A1" office:value-type="string">
            <text:p text:style-name="Table_20_Contents">Wir müssen ein bisschen dokumentieren, vor allem Designentscheidungen :-D. Wir liefern:</text:p>
            <text:list xml:id="list968614681" text:style-name="L5">
              <text:list-item>
                <text:p text:style-name="P14">ER-Modell (graphisch)</text:p>
              </text:list-item>
              <text:list-item>
                <text:p text:style-name="P14">SQL-Skripte: DB-Erstellung, Queries?</text:p>
              </text:list-item>
              <text:list-item>
                <text:p text:style-name="P14">Dokumentation (hier): Beschreibung was/warum getan wurde.</text:p>
              </text:list-item>
              <text:list-item>
                <text:p text:style-name="P14">Beispieldaten? Wir können nicht die komplette IMDB per Mail verschicken. Aber für Tests/Demo-Zwecke evnt. Beispieldaten / abgespeckte IMDB?</text:p>
              </text:list-item>
            </text:list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</table:table>
      <text:h text:style-name="Heading_20_2" text:outline-level="2"><text:soft-page-break/></text:h>
      <text:h text:style-name="Heading_20_2" text:outline-level="2"/>
      <text:h text:style-name="Heading_20_2" text:outline-level="2">Designentscheidungen auf Grundlage der zu parsierenden Dateien</text:h>
      <text:h text:style-name="Heading_20_3" text:outline-level="3">rentals.list</text:h>
      <text:list xml:id="list142093314" text:style-name="L7">
        <text:list-item>
          <text:p text:style-name="P7">Wir nehmen (mangels Gegenbeispielen) an, dass Kunden im Flattarif <text:span text:style-name="T1">nicht</text:span> den Tarif wechseln. Sie waren immer im Flattarif und werden dort auch immer bleiben.</text:p>
        </text:list-item>
        <text:list-item>
          <text:p text:style-name="P7">Speedy- und Starter-Nutzer können hingegen frei wählen, zu welchem Tarif sie einen Film ausleihen (und sie tun dies auch).</text:p>
        </text:list-item>
        <text:list-item>
          <text:p text:style-name="P7">Die <text:span text:style-name="T2">duration</text:span>-Angabe hat die Einheit Tage. Nach gründlicher Überlegung haben wir ausgeschlossen, dass es sich hierbei nicht um Stunden handeln kann (Ausleihe von nur 1 Stunde bei einem Film?, überwiegend Ausleihe von unter 10 Stunden?). Insofern verliert das Speedy-Tarifmodell im Ansatz seinen Sinn, da es auch Speedy-Nutzern nicht möglich ist, nur wenige Stunden zu bezahlen.</text:p>
        </text:list-item>
      </text:list>
      <text:h text:style-name="Heading_20_2" text:outline-level="2">Datenbankentwurf</text:h>
      <text:p text:style-name="Text_20_body">[hier kommt das Büld hin und ein bisschen blafasel]</text:p>
      <text:p text:style-name="Text_20_body"/>
      <text:h text:style-name="Heading_20_3" text:outline-level="3">From ER to Relational Modell</text:h>
      <text:p text:style-name="Text_20_body">Das SQL-Skript um das Datenbankschema zu erstellen liegt in „resources/dbCreate.sql“.</text:p>
      <text:p text:style-name="Text_20_body">Da Actor, Director und Location nur ein Attribut haben, verzichten wir auf eigene „spielt_mit“,“führt_Regie“ und „spielt in“ Relationen und fügen den Fremdschlüssel in die eigenen Relationen ein. Eventuell könnte man jeder Relation auch eine *_id geben um so effizienter, nach den Tupeln suchen zu können. </text:p>
      <text:p text:style-name="Text_20_body"/>
      <text:p text:style-name="Text_20_body">Ein Titel wird anders, als in der IMDB Datenbank ohne sein Erscheinungsdatum gespeichert. Das hat ein eigenes Feld.</text:p>
      <text:p text:style-name="Text_20_body"/>
      <text:h text:style-name="Heading_20_2" text:outline-level="2"><text:soft-page-break/>Implementierung</text:h>
      <text:h text:style-name="Heading_20_3" text:outline-level="3">Dateiparser</text:h>
      <text:p text:style-name="Text_20_body">Das Format der einzelnen Dateien ist bekannt.</text:p>
      <text:p text:style-name="Text_20_body">Für jede Datei wird ein neuer Dateiparser implementiert. (MovieParser, ActorParser, DirectorParser, …)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3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Rohde</meta:initial-creator>
    <meta:creation-date>2011-06-24T12:38:16</meta:creation-date>
    <dc:date>2011-07-05T17:36:18</dc:date>
    <meta:editing-duration>PT05H21M47S</meta:editing-duration>
    <meta:editing-cycles>20</meta:editing-cycles>
    <meta:generator>OpenOffice.org/3.2$Unix OpenOffice.org_project/320m12$Build-9483</meta:generator>
    <meta:document-statistic meta:table-count="3" meta:image-count="0" meta:object-count="0" meta:page-count="8" meta:paragraph-count="232" meta:word-count="1253" meta:character-count="8463"/>
  </office:meta>
</office:document-meta>
</file>